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4.627cm"/>
    </style:style>
    <style:style style:name="ro3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44444" style:font-name="Menlo" fo:font-size="12.5pt" fo:language="en" fo:country="US" style:font-name-asian="Menlo" style:font-size-asian="12.5pt" style:language-asian="en" style:country-asian="US" style:font-name-complex="Menlo" style:font-size-complex="7.09999990463257pt" style:language-complex="en" style:country-complex="US"/>
    </style:style>
    <style:style style:name="ce2" style:family="table-cell" style:parent-style-name="Default">
      <style:text-properties style:font-name-asian="ＭＳ ゴシック"/>
    </style:style>
    <style:style style:name="ce3" style:family="table-cell" style:parent-style-name="Default">
      <style:text-properties style:font-name="ＭＳ ゴシック" style:font-name-asian="ＭＳ ゴシック"/>
    </style:style>
    <style:style style:name="ce4" style:family="table-cell" style:parent-style-name="Default">
      <style:text-properties fo:color="#444444" style:font-name="Menlo" fo:font-size="12.5pt" style:font-name-asian="Menlo" style:font-size-asian="12.5pt" style:font-name-complex="Menlo" style:font-size-complex="7.09999990463257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Default"/>
        <table:table-row table:style-name="ro2">
          <table:table-cell table:style-name="ce1" office:value-type="string">
            <text:p>ButtonText</text:p>
          </table:table-cell>
          <table:table-cell table:style-name="ce4" office:value-type="string">
            <text:p>RouteNumber<text:line-break/></text:p>
          </table:table-cell>
        </table:table-row>
        <table:table-row table:style-name="ro4">
          <table:table-cell table:style-name="ce2" office:value-type="string">
            <text:p>アビリィ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アベリィ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虫歯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全身機械化手術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アベリィ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ジョニー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目覚まし時計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百合の花</text:p>
          </table:table-cell>
          <table:table-cell office:value-type="float" office:value="1">
            <text:p>1</text:p>
          </table:table-cell>
        </table:table-row>
        <table:table-row table:style-name="ro4" table:number-rows-repeated="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2016/01/13</text:date>, <text:time>14:57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o takumi</meta:initial-creator>
    <meta:creation-date>2015-12-13T18:45:42</meta:creation-date>
    <dc:date>2016-01-13T14:57:17.25</dc:date>
    <dc:creator>小岩 明訓</dc:creator>
    <meta:editing-duration>PT1H35M7S</meta:editing-duration>
    <meta:editing-cycles>4</meta:editing-cycles>
    <meta:generator>OpenOffice/4.0.1$Win32 OpenOffice.org_project/401m5$Build-9714</meta:generator>
    <meta:document-statistic meta:table-count="3" meta:cell-count="18" meta:object-count="0"/>
  </office:meta>
</office:document-meta>
</file>